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a1c" officeooo:paragraph-rsid="0014fa1c"/>
    </style:style>
    <style:style style:name="P2" style:family="paragraph" style:parent-style-name="Standard">
      <style:text-properties officeooo:rsid="0017f91c" officeooo:paragraph-rsid="0017f91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1b59" officeooo:paragraph-rsid="001c1b59" style:font-weight-asian="bold" style:font-weight-complex="bold"/>
    </style:style>
    <style:style style:name="T1" style:family="text">
      <style:text-properties officeooo:rsid="0017f9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P BOATING</text:p>
      <text:p text:style-name="P1"/>
      <text:p text:style-name="P1">Initial Description of the project</text:p>
      <text:p text:style-name="P1"/>
      <text:p text:style-name="P1">A 3D boat racing game with live leader-board, created in the summer of 2021 for the Hyde Park Business Improvement Association's annual Pond Festival. The game <text:span text:style-name="T1">was made in a low-poly style </text:span>using the Godot game engine, and blender 3D modeling software. This game was released under my newly created Tiny Rhino Games brand. <text:span text:style-name="T1">On the left, you can see a video play through of the initial two levels.</text:span></text:p>
      <text:p text:style-name="P1"/>
      <text:p text:style-name="P1"/>
      <text:p text:style-name="P1">Play-through video</text:p>
      <text:p text:style-name="P1"/>
      <text:p text:style-name="P1"/>
      <text:p text:style-name="P1"/>
      <text:p text:style-name="P1"/>
      <text:p text:style-name="P1">Blender video</text:p>
      <text:p text:style-name="P1"/>
      <text:p text:style-name="P2">The map for the game was modeled directly off of google maps satellite view of the Hyde Park pond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2:46:50.802999395</meta:creation-date>
    <dc:date>2022-02-02T07:36:42.379756740</dc:date>
    <meta:editing-duration>PT13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1" meta:paragraph-count="6" meta:word-count="99" meta:character-count="568" meta:non-whitespace-character-count="474"/>
  </office:meta>
</office:document-meta>
</file>